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8.98mm" svg:height="108.1mm" svg:x="104.92mm" svg:y="27.36mm">
            <loext:p draw:notify-on-update-of-ranges="Sheet1.H2:Sheet1.H18 Sheet1.I2:Sheet1.I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0.565287" calcext:value-type="float">
            <text:p>0.565287</text:p>
          </table:table-cell>
          <table:table-cell office:value-type="float" office:value="2.577" calcext:value-type="float">
            <text:p>2.577</text:p>
          </table:table-cell>
          <table:table-cell table:number-columns-repeated="2"/>
          <table:table-cell table:formula="of:=([.A2]-[.$A$21])/[.A2]" office:value-type="percentage" office:value="0.076996286841905" calcext:value-type="percentage">
            <text:p>7.70%</text:p>
          </table:table-cell>
          <table:table-cell table:formula="of:=([.$B$21]-[.B2])/[.$B$21]" office:value-type="percentage" office:value="0.565356721200877" calcext:value-type="percentage">
            <text:p>56.54%</text:p>
          </table:table-cell>
          <table:table-cell/>
          <table:table-cell table:formula="of:=1-[.E2]" office:value-type="percentage" office:value="0.923003713158095" calcext:value-type="percentage">
            <text:p>92.30%</text:p>
          </table:table-cell>
          <table:table-cell table:formula="of:=[.F2]" office:value-type="percentage" office:value="0.565356721200877" calcext:value-type="percentage">
            <text:p>56.54%</text:p>
          </table:table-cell>
        </table:table-row>
        <table:table-row table:style-name="ro1">
          <table:table-cell office:value-type="float" office:value="0.526061" calcext:value-type="float">
            <text:p>0.526061</text:p>
          </table:table-cell>
          <table:table-cell office:value-type="float" office:value="4.304" calcext:value-type="float">
            <text:p>4.304</text:p>
          </table:table-cell>
          <table:table-cell table:number-columns-repeated="2"/>
          <table:table-cell table:formula="of:=([.A3]-[.$A$21])/[.A3]" office:value-type="percentage" office:value="0.0081720560923542" calcext:value-type="percentage">
            <text:p>0.82%</text:p>
          </table:table-cell>
          <table:table-cell table:formula="of:=([.$B$21]-[.B3])/[.$B$21]" office:value-type="percentage" office:value="0.274076572777871" calcext:value-type="percentage">
            <text:p>27.41%</text:p>
          </table:table-cell>
          <table:table-cell/>
          <table:table-cell table:formula="of:=1-[.E3]" office:value-type="percentage" office:value="0.991827943907646" calcext:value-type="percentage">
            <text:p>99.18%</text:p>
          </table:table-cell>
          <table:table-cell table:formula="of:=[.F3]" office:value-type="percentage" office:value="0.274076572777871" calcext:value-type="percentage">
            <text:p>27.41%</text:p>
          </table:table-cell>
        </table:table-row>
        <table:table-row table:style-name="ro1">
          <table:table-cell office:value-type="float" office:value="0.554541" calcext:value-type="float">
            <text:p>0.554541</text:p>
          </table:table-cell>
          <table:table-cell office:value-type="float" office:value="2.589" calcext:value-type="float">
            <text:p>2.589</text:p>
          </table:table-cell>
          <table:table-cell table:number-columns-repeated="2"/>
          <table:table-cell table:formula="of:=([.A4]-[.$A$21])/[.A4]" office:value-type="percentage" office:value="0.0591101469503606" calcext:value-type="percentage">
            <text:p>5.91%</text:p>
          </table:table-cell>
          <table:table-cell table:formula="of:=([.$B$21]-[.B4])/[.$B$21]" office:value-type="percentage" office:value="0.563332771124979" calcext:value-type="percentage">
            <text:p>56.33%</text:p>
          </table:table-cell>
          <table:table-cell/>
          <table:table-cell table:formula="of:=1-[.E4]" office:value-type="percentage" office:value="0.940889853049639" calcext:value-type="percentage">
            <text:p>94.09%</text:p>
          </table:table-cell>
          <table:table-cell table:formula="of:=[.F4]" office:value-type="percentage" office:value="0.563332771124979" calcext:value-type="percentage">
            <text:p>56.33%</text:p>
          </table:table-cell>
        </table:table-row>
        <table:table-row table:style-name="ro1">
          <table:table-cell office:value-type="float" office:value="0.54648" calcext:value-type="float">
            <text:p>0.54648</text:p>
          </table:table-cell>
          <table:table-cell office:value-type="float" office:value="2.786" calcext:value-type="float">
            <text:p>2.786</text:p>
          </table:table-cell>
          <table:table-cell table:number-columns-repeated="2"/>
          <table:table-cell table:formula="of:=([.A5]-[.$A$21])/[.A5]" office:value-type="percentage" office:value="0.0452312984921681" calcext:value-type="percentage">
            <text:p>4.52%</text:p>
          </table:table-cell>
          <table:table-cell table:formula="of:=([.$B$21]-[.B5])/[.$B$21]" office:value-type="percentage" office:value="0.530106257378985" calcext:value-type="percentage">
            <text:p>53.01%</text:p>
          </table:table-cell>
          <table:table-cell/>
          <table:table-cell table:formula="of:=1-[.E5]" office:value-type="percentage" office:value="0.954768701507832" calcext:value-type="percentage">
            <text:p>95.48%</text:p>
          </table:table-cell>
          <table:table-cell table:formula="of:=[.F5]" office:value-type="percentage" office:value="0.530106257378985" calcext:value-type="percentage">
            <text:p>53.01%</text:p>
          </table:table-cell>
        </table:table-row>
        <table:table-row table:style-name="ro1">
          <table:table-cell office:value-type="float" office:value="0.526599" calcext:value-type="float">
            <text:p>0.526599</text:p>
          </table:table-cell>
          <table:table-cell office:value-type="float" office:value="3.793" calcext:value-type="float">
            <text:p>3.793</text:p>
          </table:table-cell>
          <table:table-cell table:number-columns-repeated="2"/>
          <table:table-cell table:formula="of:=([.A6]-[.$A$21])/[.A6]" office:value-type="percentage" office:value="0.00918535735920477" calcext:value-type="percentage">
            <text:p>0.92%</text:p>
          </table:table-cell>
          <table:table-cell table:formula="of:=([.$B$21]-[.B6])/[.$B$21]" office:value-type="percentage" office:value="0.360263113509867" calcext:value-type="percentage">
            <text:p>36.03%</text:p>
          </table:table-cell>
          <table:table-cell/>
          <table:table-cell table:formula="of:=1-[.E6]" office:value-type="percentage" office:value="0.990814642640795" calcext:value-type="percentage">
            <text:p>99.08%</text:p>
          </table:table-cell>
          <table:table-cell table:formula="of:=[.F6]" office:value-type="percentage" office:value="0.360263113509867" calcext:value-type="percentage">
            <text:p>36.03%</text:p>
          </table:table-cell>
        </table:table-row>
        <table:table-row table:style-name="ro1">
          <table:table-cell office:value-type="float" office:value="0.534121" calcext:value-type="float">
            <text:p>0.534121</text:p>
          </table:table-cell>
          <table:table-cell office:value-type="float" office:value="3.118" calcext:value-type="float">
            <text:p>3.118</text:p>
          </table:table-cell>
          <table:table-cell table:number-columns-repeated="2"/>
          <table:table-cell table:formula="of:=([.A7]-[.$A$21])/[.A7]" office:value-type="percentage" office:value="0.023138951660766" calcext:value-type="percentage">
            <text:p>2.31%</text:p>
          </table:table-cell>
          <table:table-cell table:formula="of:=([.$B$21]-[.B7])/[.$B$21]" office:value-type="percentage" office:value="0.474110305279137" calcext:value-type="percentage">
            <text:p>47.41%</text:p>
          </table:table-cell>
          <table:table-cell/>
          <table:table-cell table:formula="of:=1-[.E7]" office:value-type="percentage" office:value="0.976861048339234" calcext:value-type="percentage">
            <text:p>97.69%</text:p>
          </table:table-cell>
          <table:table-cell table:formula="of:=[.F7]" office:value-type="percentage" office:value="0.474110305279137" calcext:value-type="percentage">
            <text:p>47.41%</text:p>
          </table:table-cell>
        </table:table-row>
        <table:table-row table:style-name="ro1">
          <table:table-cell office:value-type="float" office:value="0.543256" calcext:value-type="float">
            <text:p>0.543256</text:p>
          </table:table-cell>
          <table:table-cell office:value-type="float" office:value="2.852" calcext:value-type="float">
            <text:p>2.852</text:p>
          </table:table-cell>
          <table:table-cell table:number-columns-repeated="2"/>
          <table:table-cell table:formula="of:=([.A8]-[.$A$21])/[.A8]" office:value-type="percentage" office:value="0.0395651405598832" calcext:value-type="percentage">
            <text:p>3.96%</text:p>
          </table:table-cell>
          <table:table-cell table:formula="of:=([.$B$21]-[.B8])/[.$B$21]" office:value-type="percentage" office:value="0.518974531961545" calcext:value-type="percentage">
            <text:p>51.90%</text:p>
          </table:table-cell>
          <table:table-cell/>
          <table:table-cell table:formula="of:=1-[.E8]" office:value-type="percentage" office:value="0.960434859440117" calcext:value-type="percentage">
            <text:p>96.04%</text:p>
          </table:table-cell>
          <table:table-cell table:formula="of:=[.F8]" office:value-type="percentage" office:value="0.518974531961545" calcext:value-type="percentage">
            <text:p>51.90%</text:p>
          </table:table-cell>
        </table:table-row>
        <table:table-row table:style-name="ro1">
          <table:table-cell office:value-type="float" office:value="0.531972" calcext:value-type="float">
            <text:p>0.531972</text:p>
          </table:table-cell>
          <table:table-cell office:value-type="float" office:value="3.332" calcext:value-type="float">
            <text:p>3.332</text:p>
          </table:table-cell>
          <table:table-cell table:number-columns-repeated="2"/>
          <table:table-cell table:formula="of:=([.A9]-[.$A$21])/[.A9]" office:value-type="percentage" office:value="0.0191927394674907" calcext:value-type="percentage">
            <text:p>1.92%</text:p>
          </table:table-cell>
          <table:table-cell table:formula="of:=([.$B$21]-[.B9])/[.$B$21]" office:value-type="percentage" office:value="0.43801652892562" calcext:value-type="percentage">
            <text:p>43.80%</text:p>
          </table:table-cell>
          <table:table-cell/>
          <table:table-cell table:formula="of:=1-[.E9]" office:value-type="percentage" office:value="0.980807260532509" calcext:value-type="percentage">
            <text:p>98.08%</text:p>
          </table:table-cell>
          <table:table-cell table:formula="of:=[.F9]" office:value-type="percentage" office:value="0.43801652892562" calcext:value-type="percentage">
            <text:p>43.80%</text:p>
          </table:table-cell>
        </table:table-row>
        <table:table-row table:style-name="ro1">
          <table:table-cell office:value-type="float" office:value="0.536808" calcext:value-type="float">
            <text:p>0.536808</text:p>
          </table:table-cell>
          <table:table-cell office:value-type="float" office:value="3.075" calcext:value-type="float">
            <text:p>3.075</text:p>
          </table:table-cell>
          <table:table-cell table:number-columns-repeated="2"/>
          <table:table-cell table:formula="of:=([.A10]-[.$A$21])/[.A10]" office:value-type="percentage" office:value="0.0280286433883249" calcext:value-type="percentage">
            <text:p>2.80%</text:p>
          </table:table-cell>
          <table:table-cell table:formula="of:=([.$B$21]-[.B10])/[.$B$21]" office:value-type="percentage" office:value="0.481362793051105" calcext:value-type="percentage">
            <text:p>48.14%</text:p>
          </table:table-cell>
          <table:table-cell/>
          <table:table-cell table:formula="of:=1-[.E10]" office:value-type="percentage" office:value="0.971971356611675" calcext:value-type="percentage">
            <text:p>97.20%</text:p>
          </table:table-cell>
          <table:table-cell table:formula="of:=[.F10]" office:value-type="percentage" office:value="0.481362793051105" calcext:value-type="percentage">
            <text:p>48.14%</text:p>
          </table:table-cell>
        </table:table-row>
        <table:table-row table:style-name="ro1">
          <table:table-cell office:value-type="float" office:value="0.541644" calcext:value-type="float">
            <text:p>0.541644</text:p>
          </table:table-cell>
          <table:table-cell office:value-type="float" office:value="2.98" calcext:value-type="float">
            <text:p>2.98</text:p>
          </table:table-cell>
          <table:table-cell table:number-columns-repeated="2"/>
          <table:table-cell table:formula="of:=([.A11]-[.$A$21])/[.A11]" office:value-type="percentage" office:value="0.0367067668062417" calcext:value-type="percentage">
            <text:p>3.67%</text:p>
          </table:table-cell>
          <table:table-cell table:formula="of:=([.$B$21]-[.B11])/[.$B$21]" office:value-type="percentage" office:value="0.497385731151965" calcext:value-type="percentage">
            <text:p>49.74%</text:p>
          </table:table-cell>
          <table:table-cell/>
          <table:table-cell table:formula="of:=1-[.E11]" office:value-type="percentage" office:value="0.963293233193758" calcext:value-type="percentage">
            <text:p>96.33%</text:p>
          </table:table-cell>
          <table:table-cell table:formula="of:=[.F11]" office:value-type="percentage" office:value="0.497385731151965" calcext:value-type="percentage">
            <text:p>49.74%</text:p>
          </table:table-cell>
        </table:table-row>
        <table:table-row table:style-name="ro1">
          <table:table-cell office:value-type="float" office:value="0.539495" calcext:value-type="float">
            <text:p>0.539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A12]-[.$A$21])/[.A12]" office:value-type="percentage" office:value="0.0328696280781101" calcext:value-type="percentage">
            <text:p>3.29%</text:p>
          </table:table-cell>
          <table:table-cell table:formula="of:=([.$B$21]-[.B12])/[.$B$21]" office:value-type="percentage" office:value="0.494012481025468" calcext:value-type="percentage">
            <text:p>49.40%</text:p>
          </table:table-cell>
          <table:table-cell/>
          <table:table-cell table:formula="of:=1-[.E12]" office:value-type="percentage" office:value="0.96713037192189" calcext:value-type="percentage">
            <text:p>96.71%</text:p>
          </table:table-cell>
          <table:table-cell table:formula="of:=[.F12]" office:value-type="percentage" office:value="0.494012481025468" calcext:value-type="percentage">
            <text:p>49.40%</text:p>
          </table:table-cell>
        </table:table-row>
        <table:table-row table:style-name="ro1">
          <table:table-cell office:value-type="float" office:value="0.528748" calcext:value-type="float">
            <text:p>0.528748</text:p>
          </table:table-cell>
          <table:table-cell office:value-type="float" office:value="3.568" calcext:value-type="float">
            <text:p>3.568</text:p>
          </table:table-cell>
          <table:table-cell table:number-columns-repeated="2"/>
          <table:table-cell table:formula="of:=([.A13]-[.$A$21])/[.A13]" office:value-type="percentage" office:value="0.0132123431199739" calcext:value-type="percentage">
            <text:p>1.32%</text:p>
          </table:table-cell>
          <table:table-cell table:formula="of:=([.$B$21]-[.B13])/[.$B$21]" office:value-type="percentage" office:value="0.398212177432957" calcext:value-type="percentage">
            <text:p>39.82%</text:p>
          </table:table-cell>
          <table:table-cell/>
          <table:table-cell table:formula="of:=1-[.E13]" office:value-type="percentage" office:value="0.986787656880026" calcext:value-type="percentage">
            <text:p>98.68%</text:p>
          </table:table-cell>
          <table:table-cell table:formula="of:=[.F13]" office:value-type="percentage" office:value="0.398212177432957" calcext:value-type="percentage">
            <text:p>39.82%</text:p>
          </table:table-cell>
        </table:table-row>
        <table:table-row table:style-name="ro1">
          <table:table-cell office:value-type="float" office:value="0.528211" calcext:value-type="float">
            <text:p>0.528211</text:p>
          </table:table-cell>
          <table:table-cell office:value-type="float" office:value="3.723" calcext:value-type="float">
            <text:p>3.723</text:p>
          </table:table-cell>
          <table:table-cell table:number-columns-repeated="2"/>
          <table:table-cell table:formula="of:=([.A14]-[.$A$21])/[.A14]" office:value-type="percentage" office:value="0.0122091361217391" calcext:value-type="percentage">
            <text:p>1.22%</text:p>
          </table:table-cell>
          <table:table-cell table:formula="of:=([.$B$21]-[.B14])/[.$B$21]" office:value-type="percentage" office:value="0.372069488952606" calcext:value-type="percentage">
            <text:p>37.21%</text:p>
          </table:table-cell>
          <table:table-cell/>
          <table:table-cell table:formula="of:=1-[.E14]" office:value-type="percentage" office:value="0.987790863878261" calcext:value-type="percentage">
            <text:p>98.78%</text:p>
          </table:table-cell>
          <table:table-cell table:formula="of:=[.F14]" office:value-type="percentage" office:value="0.372069488952606" calcext:value-type="percentage">
            <text:p>37.21%</text:p>
          </table:table-cell>
        </table:table-row>
        <table:table-row table:style-name="ro1">
          <table:table-cell office:value-type="float" office:value="0.529823" calcext:value-type="float">
            <text:p>0.529823</text:p>
          </table:table-cell>
          <table:table-cell office:value-type="float" office:value="3.517" calcext:value-type="float">
            <text:p>3.517</text:p>
          </table:table-cell>
          <table:table-cell table:number-columns-repeated="2"/>
          <table:table-cell table:formula="of:=([.A15]-[.$A$21])/[.A15]" office:value-type="percentage" office:value="0.0152145150361533" calcext:value-type="percentage">
            <text:p>1.52%</text:p>
          </table:table-cell>
          <table:table-cell table:formula="of:=([.$B$21]-[.B15])/[.$B$21]" office:value-type="percentage" office:value="0.406813965255524" calcext:value-type="percentage">
            <text:p>40.68%</text:p>
          </table:table-cell>
          <table:table-cell/>
          <table:table-cell table:formula="of:=1-[.E15]" office:value-type="percentage" office:value="0.984785484963847" calcext:value-type="percentage">
            <text:p>98.48%</text:p>
          </table:table-cell>
          <table:table-cell table:formula="of:=[.F15]" office:value-type="percentage" office:value="0.406813965255524" calcext:value-type="percentage">
            <text:p>40.68%</text:p>
          </table:table-cell>
        </table:table-row>
        <table:table-row table:style-name="ro1">
          <table:table-cell office:value-type="float" office:value="0.53036" calcext:value-type="float">
            <text:p>0.53036</text:p>
          </table:table-cell>
          <table:table-cell office:value-type="float" office:value="3.401" calcext:value-type="float">
            <text:p>3.401</text:p>
          </table:table-cell>
          <table:table-cell table:number-columns-repeated="2"/>
          <table:table-cell table:formula="of:=([.A16]-[.$A$21])/[.A16]" office:value-type="percentage" office:value="0.0162116298363374" calcext:value-type="percentage">
            <text:p>1.62%</text:p>
          </table:table-cell>
          <table:table-cell table:formula="of:=([.$B$21]-[.B16])/[.$B$21]" office:value-type="percentage" office:value="0.426378815989206" calcext:value-type="percentage">
            <text:p>42.64%</text:p>
          </table:table-cell>
          <table:table-cell/>
          <table:table-cell table:formula="of:=1-[.E16]" office:value-type="percentage" office:value="0.983788370163663" calcext:value-type="percentage">
            <text:p>98.38%</text:p>
          </table:table-cell>
          <table:table-cell table:formula="of:=[.F16]" office:value-type="percentage" office:value="0.426378815989206" calcext:value-type="percentage">
            <text:p>42.64%</text:p>
          </table:table-cell>
        </table:table-row>
        <table:table-row table:style-name="ro1">
          <table:table-cell office:value-type="float" office:value="0.527136" calcext:value-type="float">
            <text:p>0.527136</text:p>
          </table:table-cell>
          <table:table-cell office:value-type="float" office:value="3.77" calcext:value-type="float">
            <text:p>3.77</text:p>
          </table:table-cell>
          <table:table-cell table:number-columns-repeated="2"/>
          <table:table-cell table:formula="of:=([.A17]-[.$A$21])/[.A17]" office:value-type="percentage" office:value="0.0101947125599464" calcext:value-type="percentage">
            <text:p>1.02%</text:p>
          </table:table-cell>
          <table:table-cell table:formula="of:=([.$B$21]-[.B17])/[.$B$21]" office:value-type="percentage" office:value="0.364142351155338" calcext:value-type="percentage">
            <text:p>36.41%</text:p>
          </table:table-cell>
          <table:table-cell/>
          <table:table-cell table:formula="of:=1-[.E17]" office:value-type="percentage" office:value="0.989805287440054" calcext:value-type="percentage">
            <text:p>98.98%</text:p>
          </table:table-cell>
          <table:table-cell table:formula="of:=[.F17]" office:value-type="percentage" office:value="0.364142351155338" calcext:value-type="percentage">
            <text:p>36.41%</text:p>
          </table:table-cell>
        </table:table-row>
        <table:table-row table:style-name="ro1">
          <table:table-cell office:value-type="float" office:value="0.530897" calcext:value-type="float">
            <text:p>0.530897</text:p>
          </table:table-cell>
          <table:table-cell office:value-type="float" office:value="3.335" calcext:value-type="float">
            <text:p>3.335</text:p>
          </table:table-cell>
          <table:table-cell table:number-columns-repeated="2"/>
          <table:table-cell table:formula="of:=([.A18]-[.$A$21])/[.A18]" office:value-type="percentage" office:value="0.0172067274819784" calcext:value-type="percentage">
            <text:p>1.72%</text:p>
          </table:table-cell>
          <table:table-cell table:formula="of:=([.$B$21]-[.B18])/[.$B$21]" office:value-type="percentage" office:value="0.437510541406645" calcext:value-type="percentage">
            <text:p>43.75%</text:p>
          </table:table-cell>
          <table:table-cell/>
          <table:table-cell table:formula="of:=1-[.E18]" office:value-type="percentage" office:value="0.982793272518022" calcext:value-type="percentage">
            <text:p>98.28%</text:p>
          </table:table-cell>
          <table:table-cell table:formula="of:=[.F18]" office:value-type="percentage" office:value="0.437510541406645" calcext:value-type="percentage">
            <text:p>43.75%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efault behavior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0.521762" calcext:value-type="float">
            <text:p>0.521762</text:p>
          </table:table-cell>
          <table:table-cell office:value-type="float" office:value="5.929" calcext:value-type="float">
            <text:p>5.929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568 </meta:initial-creator>
    <meta:creation-date>2016-04-21T14:12:00.699185813</meta:creation-date>
    <dc:date>2016-04-21T14:21:24.922855337</dc:date>
    <dc:creator>at568 </dc:creator>
    <meta:editing-duration>PT9M24S</meta:editing-duration>
    <meta:editing-cycles>2</meta:editing-cycles>
    <meta:generator>LibreOffice/5.0.2.2$Linux_x86 LibreOffice_project/37b43f919e4de5eeaca9b9755ed688758a8251fe</meta:generator>
    <meta:document-statistic meta:table-count="1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99cm" svg:height="10.811cm" xlink:href=".." xlink:type="simple" chart:class="chart:scatter" chart:style-name="ch1">
        <chart:plot-area chart:style-name="ch2" table:cell-range-address="Sheet1.H2:Sheet1.I18" svg:x="1.428cm" svg:y="0.216cm" svg:width="19.054cm" svg:height="9.398cm">
          <chartooo:coordinate-region svg:x="2.844cm" svg:y="0.416cm" svg:width="16.963cm" svg:height="8.551cm"/>
          <chart:axis chart:dimension="x" chart:name="primary-x" chart:style-name="ch3">
            <chart:title svg:x="8.636cm" svg:y="9.83cm" chart:style-name="ch4">
              <text:p>Proportion of original coverage </text:p>
            </chart:title>
          </chart:axis>
          <chart:axis chart:dimension="y" chart:name="primary-y" chart:style-name="ch3">
            <chart:title svg:x="0.451cm" svg:y="6.48cm" chart:style-name="ch5">
              <text:p>Speed up in test time</text:p>
            </chart:title>
            <chart:grid chart:style-name="ch6" chart:class="major"/>
          </chart:axis>
          <chart:series chart:style-name="ch7" chart:values-cell-range-address="Sheet1.I2:Sheet1.I18" chart:class="chart:scatter">
            <chart:domain table:cell-range-address="Sheet1.H2:Sheet1.H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003713158095">
                <text:p>0.923003713158095</text:p>
                <draw:g>
                  <svg:desc>Sheet1.H2:Sheet1.H18</svg:desc>
                </draw:g>
              </table:table-cell>
              <table:table-cell office:value-type="float" office:value="0.565356721200877">
                <text:p>0.565356721200877</text:p>
                <draw:g>
                  <svg:desc>Sheet1.I2:Sheet1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827943907646">
                <text:p>0.991827943907646</text:p>
              </table:table-cell>
              <table:table-cell office:value-type="float" office:value="0.274076572777871">
                <text:p>0.274076572777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0889853049639">
                <text:p>0.940889853049639</text:p>
              </table:table-cell>
              <table:table-cell office:value-type="float" office:value="0.563332771124979">
                <text:p>0.563332771124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4768701507832">
                <text:p>0.954768701507832</text:p>
              </table:table-cell>
              <table:table-cell office:value-type="float" office:value="0.530106257378985">
                <text:p>0.530106257378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0814642640795">
                <text:p>0.990814642640795</text:p>
              </table:table-cell>
              <table:table-cell office:value-type="float" office:value="0.360263113509867">
                <text:p>0.360263113509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861048339234">
                <text:p>0.976861048339234</text:p>
              </table:table-cell>
              <table:table-cell office:value-type="float" office:value="0.474110305279137">
                <text:p>0.474110305279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0434859440117">
                <text:p>0.960434859440117</text:p>
              </table:table-cell>
              <table:table-cell office:value-type="float" office:value="0.518974531961545">
                <text:p>0.518974531961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0807260532509">
                <text:p>0.980807260532509</text:p>
              </table:table-cell>
              <table:table-cell office:value-type="float" office:value="0.43801652892562">
                <text:p>0.43801652892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1971356611675">
                <text:p>0.971971356611675</text:p>
              </table:table-cell>
              <table:table-cell office:value-type="float" office:value="0.481362793051105">
                <text:p>0.481362793051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3293233193758">
                <text:p>0.963293233193758</text:p>
              </table:table-cell>
              <table:table-cell office:value-type="float" office:value="0.497385731151965">
                <text:p>0.497385731151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713037192189">
                <text:p>0.96713037192189</text:p>
              </table:table-cell>
              <table:table-cell office:value-type="float" office:value="0.494012481025468">
                <text:p>0.494012481025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6787656880026">
                <text:p>0.986787656880026</text:p>
              </table:table-cell>
              <table:table-cell office:value-type="float" office:value="0.398212177432957">
                <text:p>0.398212177432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90863878261">
                <text:p>0.987790863878261</text:p>
              </table:table-cell>
              <table:table-cell office:value-type="float" office:value="0.372069488952606">
                <text:p>0.372069488952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4785484963847">
                <text:p>0.984785484963847</text:p>
              </table:table-cell>
              <table:table-cell office:value-type="float" office:value="0.406813965255524">
                <text:p>0.406813965255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3788370163663">
                <text:p>0.983788370163663</text:p>
              </table:table-cell>
              <table:table-cell office:value-type="float" office:value="0.426378815989206">
                <text:p>0.426378815989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9805287440054">
                <text:p>0.989805287440054</text:p>
              </table:table-cell>
              <table:table-cell office:value-type="float" office:value="0.364142351155338">
                <text:p>0.364142351155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2793272518022">
                <text:p>0.982793272518022</text:p>
              </table:table-cell>
              <table:table-cell office:value-type="float" office:value="0.437510541406645">
                <text:p>0.437510541406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